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rinkerThread.setPauseBetweenRegionCallsMillis( long pauseBetweenRegionCalls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rinkerThread.Shrink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rinkerThread.getPauseBetweenRegionCalls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rinkerThread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hrinkerThread.addDiskCacheToShrinkList( JDBCDiskCache disk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